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000000168CDBC8FE66CC0CBE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Bild1" text:anchor-type="paragraph" svg:width="16.933cm" svg:height="9.525cm" draw:z-index="0"><draw:image xlink:href="Pictures/100000000000028000000168CDBC8FE66CC0CBE8.png" xlink:type="simple" xlink:show="embed" xlink:actuate="onLoad"/></draw:frame></text:p>
      <text:p text:style-name="P1"><draw:frame draw:style-name="fr1" draw:name="Bild2" text:anchor-type="paragraph" svg:width="16.933cm" svg:height="9.525cm" draw:z-index="1"><draw:image xlink:href="Pictures/100000000000028000000168CDBC8FE66CC0CBE8.png" xlink:type="simple" xlink:show="embed" xlink:actuate="onLoad"/></draw:frame></text:p>
      <text:p text:style-name="P1"><draw:frame draw:style-name="fr1" draw:name="Bild3" text:anchor-type="paragraph" svg:width="16.933cm" svg:height="9.525cm" draw:z-index="2"><draw:image xlink:href="Pictures/100000000000028000000168CDBC8FE66CC0CBE8.png" xlink:type="simple" xlink:show="embed" xlink:actuate="onLoad"/></draw:frame></text:p>
      <text:p text:style-name="P1"><draw:frame draw:style-name="fr1" draw:name="Bild4" text:anchor-type="paragraph" svg:width="16.933cm" svg:height="9.525cm" draw:z-index="3"><draw:image xlink:href="Pictures/100000000000028000000168CDBC8FE66CC0CBE8.png" xlink:type="simple" xlink:show="embed" xlink:actuate="onLoad"/></draw:frame></text:p>
      <text:p text:style-name="P1"><draw:frame draw:style-name="fr1" draw:name="Bild5" text:anchor-type="paragraph" svg:width="16.933cm" svg:height="9.525cm" draw:z-index="4"><draw:image xlink:href="Pictures/100000000000028000000168CDBC8FE66CC0CBE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45S</meta:editing-duration>
    <meta:editing-cycles>5</meta:editing-cycles>
    <meta:generator>LibreOffice/5.1.5.2$Windows_x86 LibreOffice_project/7a864d8825610a8c07cfc3bc01dd4fce6a9447e5</meta:generator>
    <dc:date>2016-10-10T00:13:26.397000000</dc:date>
    <meta:document-statistic meta:table-count="0" meta:image-count="5" meta:object-count="0" meta:page-count="5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